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34cm" fo:min-width="3.884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4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6.2cm" svg:x="11.5cm" svg:y="7cm">
          <text:p text:style-name="P1">Accounts++</text:p>
          <text:p text:style-name="P1">Central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cm" svg:height="3.1cm" svg:x="1.8cm" svg:y="8.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1cm" svg:x="21.7cm" svg:y="8.2cm">
          <text:p text:style-name="P1">Admi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8cm" svg:y1="10.15cm" svg:x2="11.5cm" svg:y2="10.1cm" draw:start-shape="id1" draw:end-shape="id2" draw:end-glue-point="6" svg:d="M6800 10150l4700-50" svg:viewBox="0 0 4701 5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08:58.212373356</meta:creation-date>
    <dc:date>2018-07-27T15:24:58.392120255</dc:date>
    <meta:editing-duration>PT15M58S</meta:editing-duration>
    <meta:editing-cycles>6</meta:editing-cycles>
    <meta:generator>LibreOffice/6.0.3.2$Linux_X86_64 LibreOffice_project/00m0$Build-2</meta:generator>
    <meta:document-statistic meta:object-count="4"/>
  </office:meta>
</office:document-meta>
</file>